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2578816" text:id="ct72578816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39055360" text:id="ct390553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57853424" text:id="ct5785342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82486016" text:id="ct82486016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3176736" text:id="ct7317673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2994816" text:id="ct72994816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7388864" text:id="ct7738886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72578816"/>meetingConfig.Title()<text:change-end text:change-id="ct72578816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39055360"/>self.Title()<text:change-end text:change-id="ct390553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57853424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82486016"/><text:span text:style-name="T4">item.getItemNumber(relativeTo='meeting', </text:span><text:span text:style-name="T5">for_display=True</text:span><text:span text:style-name="T4">)</text:span><text:change-end text:change-id="ct82486016"/><text:span text:style-name="T4">. </text:span><text:change-start text:change-id="ct73176736"/><text:span text:style-name="T4">item.Title()</text:span><text:change-end text:change-id="ct73176736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7">do text</text:span></text:p><text:p text:style-name="P26"><text:span text:style-name="T7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72994816"/>item.getItemNumber(relativeTo='meeting', <text:span text:style-name="T6">for_display=True</text:span>)<text:change-end text:change-id="ct72994816"/>. <text:change-start text:change-id="ct77388864"/>item.Title()<text:change-end text:change-id="ct77388864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7">do text</text:span></text:p><text:p text:style-name="P26"><text:span text:style-name="T7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4</meta:editing-cycles>
    <meta:editing-duration>PT2M50S</meta:editing-duration>
    <meta:initial-creator>Gauthier Bastien</meta:initial-creator>
    <dc:date>2015-12-16T21:04:29.146586143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